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ubtitle">
      <style:text-properties officeooo:rsid="0018d9d8" officeooo:paragraph-rsid="0018d9d8"/>
    </style:style>
    <style:style style:name="P2" style:family="paragraph" style:parent-style-name="Title">
      <style:text-properties officeooo:rsid="0019df21" officeooo:paragraph-rsid="0019df21"/>
    </style:style>
    <style:style style:name="P3" style:family="paragraph" style:parent-style-name="Text_20_body">
      <style:text-properties officeooo:paragraph-rsid="002026ff"/>
    </style:style>
    <style:style style:name="P4" style:family="paragraph" style:parent-style-name="Text_20_body">
      <style:text-properties fo:font-size="12pt" officeooo:paragraph-rsid="002026ff" style:font-size-asian="12pt" style:font-size-complex="12pt"/>
    </style:style>
    <style:style style:name="P5" style:family="paragraph" style:parent-style-name="Text_20_body">
      <style:text-properties fo:font-size="12pt" fo:font-weight="bold" officeooo:rsid="0032e0ae" officeooo:paragraph-rsid="0032e0ae" style:font-weight-asian="bold" style:font-weight-complex="bold"/>
    </style:style>
    <style:style style:name="P6" style:family="paragraph" style:parent-style-name="Text_20_body">
      <style:text-properties style:font-name="sans-serif" fo:font-size="12pt" fo:font-weight="bold" officeooo:rsid="0032e0ae" officeooo:paragraph-rsid="0032e0a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ans-serif" fo:font-size="12pt" style:font-size-asian="12pt" style:font-size-complex="12pt"/>
    </style:style>
    <style:style style:name="P8" style:family="paragraph" style:parent-style-name="Standard">
      <style:text-properties style:font-name="sans-serif" fo:font-size="12pt" officeooo:paragraph-rsid="0032e0ae" style:font-size-asian="12pt" style:font-size-complex="12pt"/>
    </style:style>
    <style:style style:name="P9" style:family="paragraph" style:parent-style-name="Standard">
      <style:text-properties style:font-name="sans-serif" fo:font-size="12pt" officeooo:paragraph-rsid="00347c73" style:font-size-asian="12pt" style:font-size-complex="12pt"/>
    </style:style>
    <style:style style:name="P10" style:family="paragraph" style:parent-style-name="Standard">
      <style:text-properties style:font-name="sans-serif" fo:font-size="12pt" style:text-underline-style="solid" style:text-underline-width="auto" style:text-underline-color="font-color" fo:font-weight="normal" officeooo:paragraph-rsid="0032e0a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sans-serif" fo:font-size="11pt" style:text-underline-style="solid" style:text-underline-width="auto" style:text-underline-color="font-color" fo:font-weight="normal" officeooo:paragraph-rsid="002026ff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paragraph-rsid="0032e0ae" style:font-size-asian="12pt" style:font-size-complex="12pt"/>
    </style:style>
    <style:style style:name="P14" style:family="paragraph" style:parent-style-name="Standard">
      <style:text-properties fo:font-size="12pt" officeooo:paragraph-rsid="00367b52" style:font-size-asian="12pt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paragraph-rsid="0032e0a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2e0ae" officeooo:paragraph-rsid="0032e0a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32e0ae" officeooo:paragraph-rsid="0032e0ae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32e0ae" officeooo:paragraph-rsid="0032e0ae" style:font-weight-asian="bold" style:font-weight-complex="bold"/>
    </style:style>
    <style:style style:name="P20" style:family="paragraph" style:parent-style-name="Standard">
      <style:text-properties fo:font-size="11pt" fo:font-weight="normal" officeooo:paragraph-rsid="002026ff" style:font-size-asian="11pt" style:font-weight-asian="normal" style:font-size-complex="11pt" style:font-weight-complex="normal"/>
    </style:style>
    <style:style style:name="P21" style:family="paragraph" style:parent-style-name="Text_20_body" style:list-style-name="L1">
      <style:text-properties officeooo:paragraph-rsid="002026ff"/>
    </style:style>
    <style:style style:name="P22" style:family="paragraph" style:parent-style-name="Text_20_body" style:list-style-name="L1">
      <style:text-properties officeooo:rsid="002026ff" officeooo:paragraph-rsid="002026ff"/>
    </style:style>
    <style:style style:name="P23" style:family="paragraph" style:parent-style-name="Text_20_body" style:list-style-name="L1">
      <style:text-properties officeooo:rsid="00266e22" officeooo:paragraph-rsid="00266e22"/>
    </style:style>
    <style:style style:name="P24" style:family="paragraph" style:parent-style-name="Text_20_body" style:list-style-name="L2">
      <style:text-properties officeooo:rsid="002d96f6" officeooo:paragraph-rsid="002d96f6"/>
    </style:style>
    <style:style style:name="P25" style:family="paragraph" style:parent-style-name="Text_20_body" style:list-style-name="L2">
      <style:text-properties officeooo:rsid="002f6835" officeooo:paragraph-rsid="002f6835"/>
    </style:style>
    <style:style style:name="P26" style:family="paragraph" style:parent-style-name="Text_20_body" style:list-style-name="L2">
      <style:text-properties fo:font-size="12pt" officeooo:rsid="002f6835" officeooo:paragraph-rsid="002f6835"/>
    </style:style>
    <style:style style:name="P27" style:family="paragraph" style:parent-style-name="Text_20_body" style:list-style-name="L2">
      <style:text-properties officeooo:rsid="00318846" officeooo:paragraph-rsid="00318846"/>
    </style:style>
    <style:style style:name="P28" style:family="paragraph" style:parent-style-name="Heading_20_1">
      <style:text-properties officeooo:rsid="001d0264" officeooo:paragraph-rsid="001d0264"/>
    </style:style>
    <style:style style:name="P29" style:family="paragraph" style:parent-style-name="Heading_20_1">
      <style:text-properties officeooo:rsid="001d0264" officeooo:paragraph-rsid="002d96f6"/>
    </style:style>
    <style:style style:name="T1" style:family="text">
      <style:text-properties officeooo:rsid="001a7f9a"/>
    </style:style>
    <style:style style:name="T2" style:family="text">
      <style:text-properties style:font-name="sans-serif"/>
    </style:style>
    <style:style style:name="T3" style:family="text">
      <style:text-properties style:font-name="sans-serif" style:text-underline-style="solid" style:text-underline-width="auto" style:text-underline-color="font-color"/>
    </style:style>
    <style:style style:name="T4" style:family="text">
      <style:text-properties style:font-name="sans-serif" style:text-underline-style="solid" style:text-underline-width="auto" style:text-underline-color="font-color" officeooo:rsid="0032e0ae"/>
    </style:style>
    <style:style style:name="T5" style:family="text">
      <style:text-properties style:font-name="sans-serif" style:text-underline-style="solid" style:text-underline-width="auto" style:text-underline-color="font-color" officeooo:rsid="00367b52"/>
    </style:style>
    <style:style style:name="T6" style:family="text">
      <style:text-properties fo:font-size="12pt"/>
    </style:style>
    <style:style style:name="T7" style:family="text">
      <style:text-properties fo:font-size="12pt" officeooo:rsid="0032e0ae"/>
    </style:style>
    <style:style style:name="T8" style:family="text">
      <style:text-properties fo:font-size="12pt" officeooo:rsid="003d2f7c"/>
    </style:style>
    <style:style style:name="T9" style:family="text">
      <style:text-properties officeooo:rsid="0032e0a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2e0ae" style:font-weight-asian="bold" style:font-weight-complex="bold"/>
    </style:style>
    <style:style style:name="T12" style:family="text">
      <style:text-properties fo:font-weight="normal" officeooo:rsid="0032e0ae" style:font-weight-asian="normal" style:font-weight-complex="normal"/>
    </style:style>
    <style:style style:name="T13" style:family="text">
      <style:text-properties officeooo:rsid="003b876e"/>
    </style:style>
    <style:style style:name="T14" style:family="text">
      <style:text-properties officeooo:rsid="003be17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1">#1</text:span></text:p>
      <text:p text:style-name="P1">by: <text:span text:style-name="T1">Sirinian Aram Emmanouil AM: 2537</text:span></text:p>
      <text:h text:style-name="P28" text:outline-level="1">Ερώτηση 1η</text:h>
      <text:list xml:id="list1102109435271921881" text:style-name="L1">
        <text:list-item>
          <text:p text:style-name="P22">Ο αλγόριθμος ξεκιν<text:span text:style-name="T13">ώ</text:span>ντας αρχ<text:span text:style-name="T13">η</text:span>κοποιεί μια δομή, μεγέθους Κ το οποίο ο χρ<text:span text:style-name="T13">ή</text:span>στης το καθορ<text:span text:style-name="T13">ί</text:span>ζ<text:span text:style-name="T13">ει</text:span> αρχικά. Ο αλγόριθμος επίσης κρατάει <text:span text:style-name="T13">έ</text:span>ναν μετρ<text:span text:style-name="T13">η</text:span>τή, ο οποίος αρχ<text:span text:style-name="T13">ι</text:span>κά ε<text:span text:style-name="T13">ί</text:span>ναι μ<text:span text:style-name="T13">η</text:span>δενισμ<text:span text:style-name="T13">έ</text:span>νος αλλά μετά την αν<text:span text:style-name="T13">ά</text:span>γν<text:span text:style-name="T13">ω</text:span>ση εν<text:span text:style-name="T13">ό</text:span>ς αντικειμένου από την είσοδο τον αυξάνει κατά ένα. Για κάθε αντικ<text:span text:style-name="T13">εί</text:span>μενο που διαβάζει από την ε<text:span text:style-name="T13">ί</text:span>σοδο μπ<text:span text:style-name="T13">αί</text:span>νει σε ένα βρόχο. Ο βρόχος εκτελ<text:span text:style-name="T13">ε</text:span>ίτ<text:span text:style-name="T13">αι</text:span> Κ φορές, η κάθε εκτ<text:span text:style-name="T13">έ</text:span>λεση του αντιστ<text:span text:style-name="T14">ο</text:span>ιχίζεται με μια θέση της δομή<text:span text:style-name="T14">ς</text:span> και έπ<text:span text:style-name="T14">ει</text:span>τα εκτελ<text:span text:style-name="T14">εί</text:span>τ<text:span text:style-name="T14">αι</text:span> ο αλγόριθμος Reservoir Sampling. Τα αποτ<text:span text:style-name="T14">ε</text:span>λ<text:span text:style-name="T14">έ</text:span>σμα<text:span text:style-name="T14">τα</text:span> των εκτελέσ<text:span text:style-name="T14">ε</text:span>ων του αλγορίθμου Reservoir Sampling αποθηκεύονται στις αντ<text:span text:style-name="T14">ί</text:span>στ<text:span text:style-name="T14">ο</text:span>ι<text:span text:style-name="T14">χ</text:span>ες θ<text:span text:style-name="T14">έ</text:span>σεις μνήμης της δομής.</text:p>
        </text:list-item>
        <text:list-item>
          <text:p text:style-name="P21"/>
          <text:p text:style-name="P23">Pεμφάνισης(xi) : Η πιθανότητα εμφάνισης του I-στου στοιχ<text:span text:style-name="T14">ε</text:span>ίου στο δείγμα.</text:p>
          <text:p text:style-name="P23">Pεμφάνισης στο j(xi) : Η πιθανότητα εμφάνισης του I-στου στοιχ<text:span text:style-name="T14">ε</text:span>ίου στο δείγμα στην θ<text:span text:style-name="T14">έ</text:span>ση j της δομής.</text:p>
          <text:p text:style-name="P21"><draw:frame draw:style-name="fr1" draw:name="Object1" text:anchor-type="as-char" svg:y="-0.2807in" svg:width="3.378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1">Reservoir sampling</text:p>
      <text:p text:style-name="P20">•<text:span text:style-name="T2">Algorithm: With probability 1/k select the k-th item of the stream and replace the previous choice.</text:span></text:p>
      <text:p text:style-name="P4"/>
      <text:p text:style-name="P3"/>
      <text:h text:style-name="P29" text:outline-level="1">Ερώτηση 3η</text:h>
      <text:list xml:id="list6365705047059966118" text:style-name="L2">
        <text:list-item>
          <text:p text:style-name="P24">Η σχέση μεταξύ της υποστήριξης του X και του Χ´ είναι:<text:tab/><draw:frame draw:style-name="fr1" draw:name="Object2" text:anchor-type="as-char" svg:y="-0.152in" svg:width="1.0217in" svg:height="0.200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4"/>
          <text:p text:style-name="P25">Όλα τα συχνά στοιχειοσύνολα που αποτελούνται από στοιχεία υψηλότερου επιπέδου στην ταξινομία είναι: {12}, {13}, {14}, {15}, <text:span text:style-name="T6">{12, 14}, {12, 15}, {14, 15}, {12, 14, 15}</text:span></text:p>
        </text:list-item>
        <text:list-item>
          <text:p text:style-name="P26"/>
          <text:p text:style-name="P27"><text:span text:style-name="T6">Ο αλγόριθμος </text:span><text:span text:style-name="T7">αρχικά δημιουργεί μιά δομή όπου αποθηκεύονται οι πρόγον</text:span><text:span text:style-name="T8">ο</text:span><text:span text:style-name="T7">ι όλων των φύ</text:span><text:span text:style-name="T8">λ</text:span><text:span text:style-name="T7">λων του δέντρου. Με την χρήση αυτής της δομής μπορούμε να βρ</text:span><text:span text:style-name="T8">ί</text:span><text:span text:style-name="T7">σκουμ</text:span><text:span text:style-name="T8">αι</text:span><text:span text:style-name="T7"> όλα τα συχνά στοιχειοσύνολα με τα φύλ</text:span><text:span text:style-name="T8">λ</text:span><text:span text:style-name="T7">α ή χωρίς συμπεριλαμβάνοντας τους προγόνους μιας και τους έχουμε αντιστοιχισμένους με τα φύ</text:span><text:span text:style-name="T8">λ</text:span><text:span text:style-name="T7">λα στην δομή. Επείτα εκτελούμε τον αλγόριθμο Apriori </text:span><text:soft-page-break/><text:span text:style-name="T7">στην νέα μας δομή.<text:line-break/></text:span></text:p>
        </text:list-item>
      </text:list>
      <text:p text:style-name="P5">Apriori algorithm</text:p>
      <text:p text:style-name="P16"><text:span text:style-name="T9">•</text:span><text:span text:style-name="T2">Assumption: The items in an itemset are ordered</text:span></text:p>
      <text:p text:style-name="P6"/>
      <text:p text:style-name="P8"><text:span text:style-name="T11">C</text:span>k = candidate itemsets of size k</text:p>
      <text:p text:style-name="P8"><text:span text:style-name="T10">L</text:span>k = frequent itemsets of size k</text:p>
      <text:p text:style-name="P19"/>
      <text:p text:style-name="P8"><text:span text:style-name="T12">1.</text:span>k =1,C1 = all items</text:p>
      <text:p text:style-name="P7">2. While Ck not empty</text:p>
      <text:p text:style-name="P7"><text:tab/>3.Scan the database to find which itemsets in Ck are frequent and put them <text:tab/>into Lk</text:p>
      <text:p text:style-name="P9"><text:tab/>4. Generate the candidate itemsets Ck+1 of size k+1 using Lk</text:p>
      <text:p text:style-name="P7"><text:tab/>5. k =k+1</text:p>
      <text:p text:style-name="P19"/>
      <text:p text:style-name="P16"><text:span text:style-name="T4">Generate Candidates </text:span><text:span text:style-name="T3">C</text:span><text:span text:style-name="T5">k+1</text:span></text:p>
      <text:p text:style-name="P13"><text:span text:style-name="T11">•</text:span><text:span text:style-name="T2">We have all frequent k-itemsets Lk</text:span></text:p>
      <text:p text:style-name="P12">•<text:span text:style-name="T2">Step 1: self-join Lk</text:span></text:p>
      <text:p text:style-name="P12"><text:tab/>•<text:span text:style-name="T2">Create set Ck+1 by joining frequent k-itemsets that share the first k-1 <text:tab/>items</text:span></text:p>
      <text:p text:style-name="P14">•<text:span text:style-name="T2">Step 2:prune</text:span></text:p>
      <text:p text:style-name="P12"><text:tab/>•<text:span text:style-name="T2">Remove from Ck+1 the itemsets that contain a subset k-itemset that is not <text:tab/>frequent</text:span></text:p>
      <text:p text:style-name="P18"/>
      <text:p text:style-name="P10"><text:span text:style-name="T9">Computing Frequent </text:span>Itemsets</text:p>
      <text:p text:style-name="P15">•<text:span text:style-name="T2">Given the set of candidateitemsets Ck, we need to compute the support and find the frequent itemsets Lk. </text:span></text:p>
      <text:p text:style-name="P15">•<text:span text:style-name="T2">Scan the data, and use a hash structure to keep a counter for each candidate itemset that appears in the data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09:35.335392263</meta:creation-date>
    <dc:date>2017-11-15T02:53:35.896045270</dc:date>
    <meta:editing-duration>P2DT1H3M58S</meta:editing-duration>
    <meta:editing-cycles>19</meta:editing-cycles>
    <meta:generator>LibreOffice/5.1.6.2$Linux_X86_64 LibreOffice_project/10m0$Build-2</meta:generator>
    <meta:document-statistic meta:table-count="0" meta:image-count="0" meta:object-count="2" meta:page-count="2" meta:paragraph-count="34" meta:word-count="390" meta:character-count="2358" meta:non-whitespace-character-count="1992"/>
  </office:meta>
</office:document-meta>
</file>

<file path=Object 1/content.xml><?xml version="1.0" encoding="utf-8"?>
<math xmlns="http://www.w3.org/1998/Math/MathML" display="block">
  <semantics>
    <mrow>
      <mi mathvariant="italic">Pεμφάνισης</mi>
      <mrow>
        <mrow>
          <mo fence="true" stretchy="false">(</mo>
          <mrow>
            <mi mathvariant="italic">xi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j</mi>
              <mo stretchy="false">=</mo>
              <mrow>
                <mi>K</mi>
                <mo stretchy="false">−</mo>
                <mn>1</mn>
              </mrow>
            </mrow>
          </munderover>
          <mi mathvariant="italic">Pεμφάνισης</mi>
        </mrow>
      </mrow>
      <mi mathvariant="italic">στο</mi>
      <mi>j</mi>
      <mrow>
        <mrow>
          <mo fence="true" stretchy="false">(</mo>
          <mrow>
            <mi mathvariant="italic">xi</mi>
          </mrow>
          <mo fence="true" stretchy="false">)</mo>
        </mrow>
        <mo stretchy="false">=</mo>
        <mfrac>
          <mi>K</mi>
          <mi>N</mi>
        </mfrac>
      </mrow>
    </mrow>
    <annotation encoding="StarMath 5.0">Pεμφάνισης(xi) = sum from{j = 0} to{j = K-1} Pεμφάνισης στο j(xi ) = {K} over {N} 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Χ</mi>
              <mi>´</mi>
            </mrow>
          </mrow>
          <mo fence="true" stretchy="false">)</mo>
        </mrow>
        <mo stretchy="false">≥</mo>
        <mi>S</mi>
      </mrow>
      <mrow>
        <mo fence="true" stretchy="false">(</mo>
        <mrow>
          <mi>X</mi>
        </mrow>
        <mo fence="true" stretchy="false">)</mo>
      </mrow>
    </mrow>
    <annotation encoding="StarMath 5.0">S(Χ´) &gt;= S( X) </annotation>
  </semantics>
</math>
</file>